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5da9d" officeooo:paragraph-rsid="0005da9d"/>
    </style:style>
    <style:style style:name="P2" style:family="paragraph" style:parent-style-name="Standard">
      <style:text-properties fo:language="fr" fo:country="FR" officeooo:rsid="000a302b" officeooo:paragraph-rsid="000a302b"/>
    </style:style>
    <style:style style:name="P3" style:family="paragraph" style:parent-style-name="Standard">
      <style:text-properties fo:language="fr" fo:country="FR" officeooo:rsid="000a302b" officeooo:paragraph-rsid="000cc518"/>
    </style:style>
    <style:style style:name="P4" style:family="paragraph" style:parent-style-name="Standard">
      <style:text-properties fo:language="fr" fo:country="FR" officeooo:rsid="000ac57b" officeooo:paragraph-rsid="000ac57b"/>
    </style:style>
    <style:style style:name="P5" style:family="paragraph" style:parent-style-name="Standard">
      <style:text-properties fo:language="fr" fo:country="FR" officeooo:rsid="000ac57b" officeooo:paragraph-rsid="000e7c8e"/>
    </style:style>
    <style:style style:name="P6" style:family="paragraph" style:parent-style-name="Standard">
      <style:text-properties fo:language="fr" fo:country="FR" officeooo:rsid="000ac57b" officeooo:paragraph-rsid="001001a6"/>
    </style:style>
    <style:style style:name="P7" style:family="paragraph" style:parent-style-name="Standard">
      <style:text-properties fo:language="fr" fo:country="FR" officeooo:rsid="000ac57b" officeooo:paragraph-rsid="00130953"/>
    </style:style>
    <style:style style:name="P8" style:family="paragraph" style:parent-style-name="Standard">
      <style:text-properties fo:language="fr" fo:country="FR" officeooo:rsid="000e7c8e" officeooo:paragraph-rsid="000cc518"/>
    </style:style>
    <style:style style:name="P9" style:family="paragraph" style:parent-style-name="Standard">
      <style:text-properties fo:language="fr" fo:country="FR" officeooo:rsid="001001a6" officeooo:paragraph-rsid="000e7c8e"/>
    </style:style>
    <style:style style:name="P10" style:family="paragraph" style:parent-style-name="Standard">
      <style:text-properties fo:language="fr" fo:country="FR" officeooo:rsid="00130953" officeooo:paragraph-rsid="00130953"/>
    </style:style>
    <style:style style:name="P1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5da9d" officeooo:paragraph-rsid="0005da9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fo:language="fr" fo:country="FR" fo:font-weight="bold" officeooo:rsid="000a302b" officeooo:paragraph-rsid="000a302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fo:font-weight="bold" officeooo:rsid="000cc518" officeooo:paragraph-rsid="000cc51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fo:font-weight="bold" officeooo:rsid="000cc518" officeooo:paragraph-rsid="000ac57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fr" fo:country="FR" fo:font-weight="bold" officeooo:rsid="001001a6" officeooo:paragraph-rsid="001001a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fr" fo:country="FR" fo:font-weight="bold" officeooo:rsid="000e7c8e" officeooo:paragraph-rsid="000e7c8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130953" officeooo:paragraph-rsid="0013095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8pt" fo:language="fr" fo:country="FR" officeooo:rsid="00188b77" officeooo:paragraph-rsid="0013653b" style:font-size-asian="8pt" style:font-size-complex="8pt"/>
    </style:style>
    <style:style style:name="T1" style:family="text">
      <style:text-properties officeooo:rsid="0005da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da9d" style:font-weight-asian="bold" style:font-weight-complex="bold"/>
    </style:style>
    <style:style style:name="T4" style:family="text">
      <style:text-properties fo:font-weight="bold" officeooo:rsid="0004b099" style:font-weight-asian="bold" style:font-weight-complex="bold"/>
    </style:style>
    <style:style style:name="T5" style:family="text">
      <style:text-properties fo:font-weight="bold" officeooo:rsid="000cc518" style:font-weight-asian="bold" style:font-weight-complex="bold"/>
    </style:style>
    <style:style style:name="T6" style:family="text">
      <style:text-properties fo:font-weight="bold" officeooo:rsid="000c6291" style:font-weight-asian="bold" style:font-weight-complex="bold"/>
    </style:style>
    <style:style style:name="T7" style:family="text">
      <style:text-properties officeooo:rsid="000a302b"/>
    </style:style>
    <style:style style:name="T8" style:family="text">
      <style:text-properties officeooo:rsid="000ac57b"/>
    </style:style>
    <style:style style:name="T9" style:family="text">
      <style:text-properties officeooo:rsid="0004b09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c6291"/>
    </style:style>
    <style:style style:name="T12" style:family="text">
      <style:text-properties officeooo:rsid="000cc518"/>
    </style:style>
    <style:style style:name="T13" style:family="text">
      <style:text-properties officeooo:rsid="000e7c8e"/>
    </style:style>
    <style:style style:name="T14" style:family="text">
      <style:text-properties officeooo:rsid="00111cb3"/>
    </style:style>
    <style:style style:name="T15" style:family="text">
      <style:text-properties officeooo:rsid="0013653b"/>
    </style:style>
    <style:style style:name="T16" style:family="text">
      <style:text-properties officeooo:rsid="0013e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uiet <text:span text:style-name="T14">c</text:span>ook - <text:span text:style-name="T13">L</text:span>e monde de la précision culinaire</text:p>
      <text:p text:style-name="P1"/>
      <text:p text:style-name="P12"/>
      <text:p text:style-name="P12">Portrait :</text:p>
      <text:p text:style-name="P2">Régis LERUSTE, guérandais d'adoption, ingénieur électronicien et spécialiste de l'électronique de défense, retraité depuis 2007, a recentré ses activité<text:span text:style-name="T8">s</text:span> sur un projet d'invention baptisé <text:span text:style-name="T13">q</text:span>uiet <text:span text:style-name="T13">c</text:span>ook. Il s'agit de cuisiner sain en <text:span text:style-name="T13">optimisant les réglages et en </text:span>réalisant des économies d'énergie. </text:p>
      <text:p text:style-name="P2"/>
      <text:p text:style-name="P13">La cuisine :</text:p>
      <text:p text:style-name="P2">« Attiré par la cuisine et l'envie d'innover dès l'adolescence, j'ai hérité de ma mère le savoir faire culinaire qui concourt à une alimentation saine. » <text:span text:style-name="T16">M</text:span>on attention s'est très vite focalisée sur la cuisson des aliments.</text:p>
      <text:p text:style-name="P13"/>
      <text:p text:style-name="P13">Le but du projet :</text:p>
      <text:p text:style-name="P3">Le but de quiet cook est de mettre en place un système de cuisson facile à utiliser et capable de respecter les qualités nutritionnelles des aliments, comme préconisé par les médecin<text:span text:style-name="T14">s</text:span> nutritionnistes.</text:p>
      <text:p text:style-name="P4"/>
      <text:p text:style-name="P15">Le constat culinaire :</text:p>
      <text:p text:style-name="P6">« Les unités de cuisson (casseroles), adaptées à la cuisson sans adjonction de liquide et de matières grasses, cachent un <text:span text:style-name="T2">inconvénient majeur</text:span> en basse température. Le réglage de la table de cuisson, en vue de se stabiliser sur une température choisie, est délicat et périlleux, <text:span text:style-name="T11">avec à la clef un risque d'échec culinaire si une surveillance active n'est pas assurée. »</text:span></text:p>
      <text:p text:style-name="P6"/>
      <text:p text:style-name="P15">L'idée :</text:p>
      <text:p text:style-name="P6"><text:span text:style-name="T11">Pour palier cet </text:span><text:span text:style-name="T6">inconvénient</text:span><text:span text:style-name="T11">, Régis Leruste a eu l'idée de relayer cette fonction de surveillance à un système hybride qui mixte les disciplines de l'électricité, de l'électronique, de la thermodynamique, de la mesure physique et de l'informatique.</text:span></text:p>
      <text:p text:style-name="P14"/>
      <text:p text:style-name="P13">Les prototypes :</text:p>
      <text:p text:style-name="P5">Depuis le début du projet, ce système b<text:span text:style-name="T12">aptisé </text:span><text:span text:style-name="T5">S</text:span><text:span text:style-name="T12">ystème de </text:span><text:span text:style-name="T5">C</text:span><text:span text:style-name="T12">uisson </text:span><text:span text:style-name="T5">A</text:span><text:span text:style-name="T12">ssistée par </text:span><text:span text:style-name="T5">O</text:span><text:span text:style-name="T12">rdinateur (SCAO) </text:span>s'est concrétisé successivement sous la forme de 3 prototypes, le premier<text:span text:style-name="T7">, pour protéger l'idée, a conduit au dépôt de brevet (*) auprès de l'INPI.</text:span>, le second fait un premier pas vers la miniaturisation et constitue un outil d'expérimentation. Le troisième se focalise sur <text:span text:style-name="T9">la </text:span><text:span text:style-name="T4">miniaturisation </text:span><text:span text:style-name="T10">en</text:span><text:span text:style-name="T9"> introdui</text:span>sant<text:span text:style-name="T9"> l'objet connecté. Il est en cours de développement à Angers, à la cité de l'objet connecté. Il se compose d'un smartphone et de deux objets connectés. La </text:span><text:span text:style-name="T4">e-poignée</text:span><text:span text:style-name="T9"> qui se substitue à la poignée du couvercle de la casserole. Son but est la mesure de la température. Le </text:span><text:span text:style-name="T3">e-rupteur</text:span><text:span text:style-name="T1"> effectue le réglage énergétique de la table de cuisson. Le smartphone et ces deux objets connectés communiquent en </text:span><text:span text:style-name="T3">Bluetooth</text:span><text:span text:style-name="T1">.</text:span></text:p>
      <text:p text:style-name="P18">* <text:a xlink:type="simple" xlink:href="http://bases-brevets.inpi.fr/fr/document/FR2979440/publications.html?p=5&amp;s=1456768256226&amp;cHash=4ca359ac67a674a62fe24b2b890f6943">http://bases-brevets.inpi.fr/fr/document/FR2979440/publications.html?p=5&amp;s=1456768256226&amp;cHash=4ca359ac67a674a62fe24b2b890f6943</text:a></text:p>
      <text:p text:style-name="P18"/>
      <text:p text:style-name="P17">Le Wiki :</text:p>
      <text:p text:style-name="P10">Le 2ème et 3ème prototype sont soigneusement documenté<text:span text:style-name="T15">s</text:span> sur le wiki du Fablab de NANTES.</text:p>
      <text:p text:style-name="P10"><text:a xlink:type="simple" xlink:href="http://fablabo.net/wiki/SCAO">http://fablabo.net/wiki/SCAO</text:a></text:p>
      <text:p text:style-name="P7"/>
      <text:p text:style-name="P16">Conclusion :</text:p>
      <text:p text:style-name="P9">En plus de palier l'inconvénient énoncé ci-dessus, quiet cook introduit une nouvelle valeur, celle de la précision culinair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2:07:23.702381754</meta:creation-date>
    <dc:date>2016-05-10T11:47:40.023386843</dc:date>
    <meta:editing-duration>PT52M12S</meta:editing-duration>
    <meta:editing-cycles>6</meta:editing-cycles>
    <meta:generator>LibreOffice/4.2.8.2$Linux_x86 LibreOffice_project/420m0$Build-2</meta:generator>
    <meta:print-date>2016-05-10T11:04:36.144178020</meta:print-date>
    <meta:document-statistic meta:table-count="0" meta:image-count="0" meta:object-count="0" meta:page-count="1" meta:paragraph-count="19" meta:word-count="407" meta:character-count="2664" meta:non-whitespace-character-count="2275"/>
  </office:meta>
</office:document-meta>
</file>